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style:font-name="Garamond" fo:font-size="10pt" style:font-name-asian="Garamond1" style:font-size-asian="10pt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 style:master-page-name="Standard">
      <style:paragraph-properties fo:text-align="center" style:justify-single-word="false" style:page-number="1"/>
    </style:style>
    <style:style style:name="P22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3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4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style:font-name="Garamond" fo:font-size="6pt" style:font-name-asian="Garamond1" style:font-size-asian="6pt" style:font-name-complex="Garamond1" style:font-size-complex="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sked-i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Justin Tristan Gabriel R. Granda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February 28, 20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</text:span></text:p>
            <text:p text:style-name="P10"/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1"/>
            <text:p text:style-name="P8"><text:span text:style-name="T3">UC-1.2-S0: Successful Creation of Group</text:span></text:p>
          </table:table-cell>
          <table:table-cell table:style-name="Table2.A1" office:value-type="string">
            <text:p text:style-name="P8"><text:span text:style-name="T3">/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8"><text:span text:style-name="T3">also successfully added members to group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UC-2.1-S0: Successful Notification of Group</text:span></text:p>
          </table:table-cell>
          <table:table-cell table:style-name="Table2.A1" office:value-type="string">
            <text:p text:style-name="P8"><text:span text:style-name="T3">/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8"><text:span text:style-name="T3">UC-3.0-S0: Successful Linking of Schedules</text:span></text:p>
          </table:table-cell>
          <table:table-cell table:style-name="Table2.A1" office:value-type="string">
            <text:p text:style-name="P8"><text:span text:style-name="T3">/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D1" office:value-type="string">
            <text:p text:style-name="P14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0"><text:span text:style-name="T4">Usability Goals:</text:span></text:p>
      <text:list xml:id="list1872293759" text:style-name="WWNum1">
        <text:list-item>
          <text:p text:style-name="P24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2">Nielsen's Usability Heuristics</text:span></text:p>
          </table:table-cell>
          <table:table-cell table:style-name="Table3.A1" table:number-columns-spanned="5" office:value-type="string">
            <text:p text:style-name="P6"><text:span text:style-name="T12"><text:s/>Strongly <text:s text:c="70"/>Strongly</text:span></text:p>
            <text:p text:style-name="P6"><text:span text:style-name="T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</table:table>
      <text:list xml:id="list1922107821422" text:continue-numbering="true" text:style-name="WWNum1">
        <text:list-item>
          <text:p text:style-name="P22"/>
        </text:list-item>
        <text:list-item>
          <text:p text:style-name="P23"><text:span text:style-name="T3">Reviewer’s Comments:<text:line-break/></text:span></text:p>
        </text:list-item>
      </text:list>
      <text:p text:style-name="Standard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4" style:family="text">
      <style:text-properties style:font-name="Garamond" fo:font-size="6pt" style:font-name-asian="Garamond1" style:font-size-asian="6pt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</text:span><text:span text:style-name="MT4">9-2020</text:span><text:span text:style-name="MT2">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51" meta:word-count="189" meta:character-count="1363" meta:non-whitespace-character-count="1070"/>
    <meta:generator>LibreOfficeDev/6.0.5.2$Linux_X86_64 LibreOffice_project/</meta:generator>
  </office:meta>
</office:document-meta>
</file>